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06c57e" officeooo:paragraph-rsid="0006c57e"/>
    </style:style>
    <style:style style:name="P2" style:family="paragraph" style:parent-style-name="Standard" style:list-style-name="L1">
      <style:text-properties officeooo:rsid="0006c57e" officeooo:paragraph-rsid="0006c57e"/>
    </style:style>
    <style:style style:name="P3" style:family="paragraph" style:parent-style-name="Standard">
      <style:text-properties officeooo:rsid="00070e43" officeooo:paragraph-rsid="00070e43"/>
    </style:style>
    <style:style style:name="P4" style:family="paragraph" style:parent-style-name="Standard">
      <style:text-properties officeooo:rsid="0007b422" officeooo:paragraph-rsid="0007b42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Message Service (JMS)</text:p>
      <text:p text:style-name="P1">The Java Message Service (JMS) API is a messaging standard that allows application components based on the Java Platform Enterprise Edition (Java EE) to create, send, receive, and read messages. It enables distributed communication that is loosely coupled, reliable, and asynchronous.</text:p>
      <text:p text:style-name="P1"/>
      <text:p text:style-name="P1">Message-oriented middleware (MOM) allows sending and receiving messages between distributed systems. Java Message Service (JMS) is a MOM that provides a way for Java programs to create, send, receive, and read an enterprise messaging system's messages.</text:p>
      <text:p text:style-name="P1"/>
      <text:p text:style-name="P1">JMS defines the following concepts:</text:p>
      <text:list xml:id="list7964183045369465236" text:style-name="L1">
        <text:list-item>
          <text:p text:style-name="P2"><text:span text:style-name="T1">JMS provider</text:span>: An implementation of the JMS interfaces, included in a Java EE implementation.</text:p>
        </text:list-item>
        <text:list-item>
          <text:p text:style-name="P2"><text:span text:style-name="T1">JMS client</text:span>: A Java program that produces and/or receives messages. Any Java EE application component can act as a JMS client.</text:p>
        </text:list-item>
        <text:list-item>
          <text:p text:style-name="P2"><text:span text:style-name="T1">JMS message</text:span>: An object that contains the data transferred between JMS clients. A JMS producer/publisher creates and sends messages. A JMS consumer/subscriber receives and consumes messages.</text:p>
        </text:list-item>
        <text:list-item>
          <text:p text:style-name="P2"><text:span text:style-name="T1">Administered objects</text:span>: Objects created and preconfigured by an administrator. They typically refer to ConnectionFactory and Destination, and are identified by a JNDI name. The ConnectionFactory is used to create a connection with the provider. The Destination is the object used by the client to specify the destination of messages it is sending and the source of messages it is receiving.</text:p>
        </text:list-item>
      </text:list>
      <text:p text:style-name="P1"/>
      <text:p text:style-name="P3">JMS supports two messaging models: Point-to-Point and Publish-Subscribe.</text:p>
      <text:p text:style-name="P3"/>
      <text:p text:style-name="P3">A JMS message is composed of three parts:</text:p>
      <text:p text:style-name="P3">Header</text:p>
      <text:p text:style-name="P3">Properties</text:p>
      <text:p text:style-name="P3">Body</text:p>
      <text:p text:style-name="P3"/>
      <text:p text:style-name="P3"/>
      <text:p text:style-name="P3"/>
      <text:p text:style-name="P3"/>
      <text:p text:style-name="P4">ActiveMQ</text:p>
      <text:p text:style-name="P4">ActiveMQ is an open source, Java Message Service (JMS) 1.1-compliant, message-oriented middleware (MOM) from the Apache Software Foundation that provides high availability, performance, scalability, reliability, and security for enterprise messag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22:19:05.178430371</meta:creation-date>
    <dc:date>2014-12-01T23:33:32.648680575</dc:date>
    <meta:editing-duration>PT13M6S</meta:editing-duration>
    <meta:editing-cycles>1</meta:editing-cycles>
    <meta:document-statistic meta:table-count="0" meta:image-count="0" meta:object-count="0" meta:page-count="1" meta:paragraph-count="15" meta:word-count="261" meta:character-count="1786" meta:non-whitespace-character-count="1544"/>
    <meta:generator>LibreOffice/4.2.6.3$Linux_x86 LibreOffice_project/420m0$Build-3</meta:generator>
  </office:meta>
</office:document-meta>
</file>